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officeooo:rsid="001f31ab" officeooo:paragraph-rsid="001f31ab"/>
    </style:style>
    <style:style style:name="P4" style:family="paragraph" style:parent-style-name="Standard">
      <style:text-properties style:font-name="URW Chancery L" officeooo:rsid="00243ab3" officeooo:paragraph-rsid="00243ab3"/>
    </style:style>
    <style:style style:name="P5" style:family="paragraph" style:parent-style-name="Standard">
      <style:text-properties style:font-name="URW Chancery L" fo:font-size="18pt" fo:font-weight="bold" officeooo:rsid="00243ab3" officeooo:paragraph-rsid="00243ab3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RW Chancery L" officeooo:rsid="001f31ab" officeooo:paragraph-rsid="002785b1"/>
    </style:style>
    <style:style style:name="P7" style:family="paragraph" style:parent-style-name="Standard">
      <style:text-properties style:font-name="URW Chancery L" officeooo:rsid="002785b1" officeooo:paragraph-rsid="002785b1"/>
    </style:style>
    <style:style style:name="P8" style:family="paragraph" style:parent-style-name="Standard" style:list-style-name="L1">
      <style:text-properties style:font-name="URW Chancery L" officeooo:rsid="002785b1" officeooo:paragraph-rsid="002785b1"/>
    </style:style>
    <style:style style:name="T1" style:family="text">
      <style:text-properties officeooo:rsid="002785b1"/>
    </style:style>
    <style:style style:name="T2" style:family="text">
      <style:text-properties officeooo:rsid="0028e6ef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aesar Salad Dressing</text:span></text:p>
      <text:p text:style-name="P1"/>
      <text:p text:style-name="P6">2 <text:span text:style-name="T1">oz.<text:tab/>Anchovy fillets in olive oil.</text:span></text:p>
      <text:p text:style-name="P7">2 clvs.<text:tab/>Garlic.</text:p>
      <text:p text:style-name="P7">3<text:tab/>Egg yolks.</text:p>
      <text:p text:style-name="P7">1 t.<text:tab/>Dijon.</text:p>
      <text:p text:style-name="P7">2 T.<text:tab/>Lemon juice.</text:p>
      <text:p text:style-name="P7">2 T.<text:tab/>Extra virgin olive oil.</text:p>
      <text:p text:style-name="P7">½ c.<text:tab/>Vegetable oil.</text:p>
      <text:p text:style-name="P7">2 T.<text:tab/>Parmesan, finely grated.</text:p>
      <text:p text:style-name="P4">Black pepper to taste.</text:p>
      <text:p text:style-name="P3"/>
      <text:list xml:id="list2480753345" text:style-name="L1">
        <text:list-item>
          <text:p text:style-name="P8">Finely mince anchovies and garlic into a paste (takes about 3 min<text:span text:style-name="T2">ute</text:span>s).</text:p>
        </text:list-item>
        <text:list-item>
          <text:p text:style-name="P8">Whisk egg yolks.</text:p>
        </text:list-item>
        <text:list-item>
          <text:p text:style-name="P8">Whisk in Dijon.</text:p>
        </text:list-item>
        <text:list-item>
          <text:p text:style-name="P8">Whisk in anchovy/garlic paste.</text:p>
        </text:list-item>
        <text:list-item>
          <text:p text:style-name="P8">Whisk in lemon juice.</text:p>
        </text:list-item>
        <text:list-item>
          <text:p text:style-name="P8"><text:span text:style-name="T2">Whisk in e</text:span>xtra virgin olive oil, slowly.</text:p>
        </text:list-item>
        <text:list-item>
          <text:p text:style-name="P8">Whisk for 1 minute.</text:p>
        </text:list-item>
        <text:list-item>
          <text:p text:style-name="P8">Whisk in vegetable oil, slowly.</text:p>
        </text:list-item>
        <text:list-item>
          <text:p text:style-name="P8">Whisk in Parmesan.</text:p>
        </text:list-item>
        <text:list-item>
          <text:p text:style-name="P8">Whisk in black pepper.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3-02-26T09:05:25.020259562</dc:date>
    <meta:editing-duration>PT1H6M3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01" meta:character-count="502" meta:non-whitespace-character-count="431"/>
  </office:meta>
</office:document-meta>
</file>